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fo:color="#ff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36.00pt" fo:font-weight="normal" fo:font-family="Calibri" style:font-family-asian="Calibri" style:font-family-complex="Calibri" fo:background-color="transparent" style:use-window-font-color="true"/>
    </style:style>
    <style:style style:name="T23" style:family="text">
      <style:text-properties fo:font-size="36.00pt" fo:font-weight="normal" fo:font-family="Calibri" style:font-family-asian="Calibri" style:font-family-complex="Calibri" fo:background-color="transparent" fo:color="#00206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28.00pt" fo:font-weight="normal" fo:font-family="Calibri" style:font-family-asian="Calibri" style:font-family-complex="Calibri" fo:background-color="transparent" fo:color="#00206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fo:color="#00206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left" fo:margin-bottom="8.00pt"/>
    </style:style>
    <style:style style:name="P2" style:family="paragraph">
      <style:paragraph-properties fo:line-height="105.00%" fo:text-align="center" fo:margin-bottom="8.00pt"/>
    </style:style>
    <style:style style:name="P3" style:family="paragraph">
      <style:paragraph-properties fo:line-height="105.00%" fo:text-align="left" fo:margin-bottom="8.00pt"/>
    </style:style>
    <style:style style:name="P4" style:family="paragraph">
      <style:paragraph-properties fo:line-height="105.00%" fo:text-align="center" fo:margin-bottom="8.00pt"/>
    </style:style>
    <style:style style:name="P5" style:family="paragraph">
      <style:paragraph-properties fo:line-height="105.00%" fo:text-align="left" fo:margin-bottom="8.00pt"/>
    </style:style>
    <style:style style:name="P6" style:family="paragraph">
      <style:paragraph-properties fo:line-height="115.00%" fo:text-align="left" fo:margin-bottom="10.00pt"/>
    </style:style>
  </office:automatic-styles>
  <office:body>
    <office:text>
      <text:p text:style-name="P1"><text:span text:style-name="T1">These Operators are commonly used in conditional expression</text:span></text:p>
      <text:p text:style-name="P1"><text:span text:style-name="T2">￼</text:span><text:span text:style-name="T3"/></text:p>
      <text:p text:style-name="P1"><text:span text:style-name="T4">￼</text:span><text:span text:style-name="T5"/></text:p>
      <text:p text:style-name="P1"><text:span text:style-name="T6">￼</text:span><text:span text:style-name="T7"/></text:p>
      <text:p text:style-name="P1"><text:span text:style-name="T7"/></text:p>
      <text:p text:style-name="P1"><text:span text:style-name="T8">￼</text:span><text:span text:style-name="T9"/></text:p>
      <text:p text:style-name="P1"><text:span text:style-name="T10">￼</text:span><text:span text:style-name="T11"/></text:p>
      <text:p text:style-name="P1"><text:span text:style-name="T12">￼</text:span><text:span text:style-name="T13"/></text:p>
      <text:p text:style-name="P1"><text:span text:style-name="T13"/></text:p>
      <text:p text:style-name="P1"><text:span text:style-name="T14">￼</text:span><text:span text:style-name="T15"/></text:p>
      <text:p text:style-name="P1"><text:span text:style-name="T16">￼</text:span><text:span text:style-name="T17"/></text:p>
      <text:p text:style-name="P1"><text:span text:style-name="T18">￼</text:span><text:span text:style-name="T19"/></text:p>
      <text:p text:style-name="P1"><text:span text:style-name="T20">￼</text:span><text:span text:style-name="T21"/></text:p>
      <text:p text:style-name="P1"><text:span text:style-name="T21"/></text:p>
      <text:p text:style-name="P1"><text:span text:style-name="T22"/></text:p>
      <text:p text:style-name="P1"><text:span text:style-name="T22"/></text:p>
      <text:p text:style-name="P2"><text:span text:style-name="T23">LOOPS</text:span></text:p>
      <text:p text:style-name="P3"><text:span text:style-name="T24">￼</text:span><text:span text:style-name="T25"/></text:p>
      <text:p text:style-name="P3"><text:span text:style-name="T25">While loop uses a conditional expression to controll the loop. When the condition is true, the body of the loop is executed. When the body is complete the began an the condition is still true, the body is executed again. The loop continues as long as the condition is true. When the condition is false the loop ends and the execution continuos the linis of code after the loop.</text:span></text:p>
      <text:p text:style-name="P3"><text:span text:style-name="T26">￼</text:span><text:span text:style-name="T27"/></text:p>
      <text:p text:style-name="P3"><text:span text:style-name="T27">For loop uses a sequence like iterato tuple and other collection type to controll the loop. The body of the loop is executed for each item in the sequence until the sequence is exhausted.</text:span></text:p>
      <text:p text:style-name="P3"><text:span text:style-name="T27"/></text:p>
      <text:p text:style-name="P4"><text:span text:style-name="T28">Additional controll loops</text:span></text:p>
      <text:p text:style-name="P5"><text:span text:style-name="T29">￼</text:span><text:span text:style-name="T30"/></text:p>
      <text:p text:style-name="P5"><text:span text:style-name="T31">There are three additional controlls are available. They are CONTINUE, BREAK and ELSE</text:span></text:p>
      <text:p text:style-name="P5"><text:span text:style-name="T32">Continue:</text:span></text:p>
      <text:p text:style-name="P5"><text:span text:style-name="T32">The continue class used to short cut and started again as if it has reached the body of code.</text:span></text:p>
      <text:p text:style-name="P5"><text:span text:style-name="T32">Break:</text:span></text:p>
      <text:p text:style-name="P5"><text:span text:style-name="T32">The break class used to break out of the loop prematurely execution continue after the entire stucture.</text:span></text:p>
      <text:p text:style-name="P5"><text:span text:style-name="T32">Else:</text:span></text:p>
      <text:p text:style-name="P5"><text:span text:style-name="T32">The else controll is not common in other languages. The else class only ends if the loop ends normally. It will not end if break is used to end the loop</text:span></text:p>
      <text:p text:style-name="P5"><text:span text:style-name="T32">The above controlls apply for both WHILE and FOR loops</text:span></text:p>
      <text:p text:style-name="P5"><text:span text:style-name="T32"/></text:p>
      <text:p text:style-name="P5"><text:span text:style-name="T32"/></text:p>
      <text:p text:style-name="P5"><text:span text:style-name="T32"/></text:p>
      <text:p text:style-name="P5"><text:span text:style-name="T32"/></text:p>
      <text:p text:style-name="P5"><text:span text:style-name="T32"/></text:p>
      <text:p text:style-name="P5"><text:span text:style-name="T32"/></text:p>
      <text:p text:style-name="P5"><text:span text:style-name="T32"/></text:p>
      <text:p text:style-name="P6"><text:span text:style-name="T3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